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adornments="Standar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1" style:family="text">
      <style:text-properties officeooo:rsid="000a9462"/>
    </style:style>
    <style:style style:name="fr1" style:family="graphic" style:parent-style-name="Frame">
      <style:graphic-properties style:wrap="none" style:vertical-pos="top" style:vertical-rel="paragraph-content" style:horizontal-pos="center" style:horizontal-rel="paragraph" style:shadow="none" draw:shadow-opacity="1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Antragsgrün_20_H2"><draw:frame draw:style-name="fr1" draw:name="Rahmen1" text:anchor-type="paragraph" svg:width="17cm" draw:z-index="0"><draw:text-box fo:min-height="0.499cm"><text:p text:style-name="Frame_20_contents"><text:span text:style-name="T1">{{ANTRAGSGRUEN:TITLE}}</text:span></text:p><text:p text:style-name="Frame_20_contents"><text:span text:style-name="T1">{{ANTRAGSGRUEN:INITIATORS}}</text:span></text:p></draw:text-box></draw:frame> </text:p>
      <text:p text:style-name="Antragsgrün_20_H2">{{ANTRAGSGRUEN:DUMMY}} Antrag</text:p>
      <text:p text:style-name="Standard">{{ANTRAGSGRUEN:DUMMY}} 1. Absatz (wegen Zurücksetzen der Zeilennummerierung nötig). Bavaria ipsum dolor sit amet mei kimmt hogg ma uns zamm koa jo mei is des schee i moan oiwei Hendl. <text:s/>Hetschapfah blärrd Biazelt fias wolln, Woibbadinga nia need Reiwadatschi Gidarn.</text:p>
      <text:p text:style-name="Standard">{{ANTRAGSGRUEN:DUMMY}} Alle weiteren Absätze. Soi Edlweiss auf der Oim, da gibt’s koa Sünd noch da Giasinga Heiwog hea mim Radl foahn, oba. Kimmt blärrd Hetschapfah Spuiratz i Brodzeid san blärrd wea ko, dea ko Kaiwe ozapfa. Kaiwe a Prosit der Gmiadlichkeit spernzaln ja, wo samma denn obandeln, Biazelt ozapfa Schdarmbeaga See. A Hoiwe oba um Godds wujn Vergeltsgott so schee Kuaschwanz helfgod amoi blärrd moand Watschnbaam: Auf’d Schellnsau Gaudi ned hawadere midananda Hendl Spuiratz!</text:p>
      <text:p text:style-name="Antragsgrün_20_H2">{{ANTRAGSGRUEN:DUMMY}} Begründung</text:p>
      <text:p text:style-name="Standard">{{ANTRAGSGRUEN:DUMMY}} Lem und lem lossn luja Mongdratzal scheans, trihöleridi dijidiholleri. Des basd scho imma hod Musi bitt, gfreit mi Edlweiss Schdeckalfisch imma samma vasteh. Lewakaas gwiss resch, jo leck mi Heimatland muass? Broadwurschtbudn nois gfreit mi Schbozal geh midanand, Schaung kost nix Spezi dahoam Guglhupf ned. Nimmds is Guglhupf Namidog am acht’n Tag schuf Gott des Bia ned: Do legst di nieda Graudwiggal a, Biakriagal.</text:p>
      <text:p text:style-name="Standard">{{ANTRAGSGRUEN: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adornments="Standar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Antragsgrün_20_H1" style:display-name="Antragsgrün H1" style:family="paragraph" style:parent-style-name="Heading" style:class="text">
      <style:paragraph-properties fo:text-align="center" style:justify-single-word="false" text:number-lines="false" text:line-number="0"/>
    </style:style>
    <style:style style:name="Antragsgrün_20_LineNumbered_20_First" style:display-name="Antragsgrün LineNumbered First" style:family="paragraph" style:parent-style-name="Text_20_body" style:next-style-name="Antragsgrün_20_LineNumbered_20_Standard" style:class="text" style:master-page-name="">
      <loext:graphic-properties draw:fill="none" draw:fill-color="#729fcf"/>
      <style:paragraph-properties style:page-number="auto" fo:background-color="transparent" style:shadow="none" text:number-lines="true" text:line-number="1"/>
      <style:text-properties style:font-name="Courier New" fo:font-family="'Courier New'" style:font-style-name="Standard" style:font-family-generic="modern" style:font-pitch="fixed" style:font-size-asian="10.5pt"/>
    </style:style>
    <style:style style:name="Antragsgrün_20_H2" style:display-name="Antragsgrün H2" style:family="paragraph" style:parent-style-name="Heading" style:class="text">
      <style:paragraph-properties text:number-lines="false" text:line-number="0"/>
      <style:text-properties fo:font-weight="bold"/>
    </style:style>
    <style:style style:name="Antragsgrün_20_H3" style:display-name="Antragsgrün H3" style:family="paragraph" style:parent-style-name="Heading" style:class="text">
      <style:paragraph-properties text:number-lines="false" text:line-number="0"/>
      <style:text-properties fo:font-size="13pt" fo:font-weight="bold"/>
    </style:style>
    <style:style style:name="Antragsgrün_20_H4" style:display-name="Antragsgrün H4" style:family="paragraph" style:parent-style-name="Heading" style:class="text">
      <style:paragraph-properties text:number-lines="false" text:line-number="0"/>
      <style:text-properties fo:font-size="12pt" fo:font-weight="bold"/>
    </style:style>
    <style:style style:name="Antragsgrün_20_H5" style:display-name="Antragsgrün H5" style:family="paragraph" style:parent-style-name="Heading" style:class="text">
      <style:paragraph-properties text:number-lines="false" text:line-number="0"/>
      <style:text-properties fo:font-size="12pt" fo:font-weight="bold"/>
    </style:style>
    <style:style style:name="Antragsgrün_20_LineNumbered_20_Standard" style:display-name="Antragsgrün LineNumbered Standard" style:family="paragraph" style:parent-style-name="Text_20_body" style:class="text" style:master-page-name="">
      <style:paragraph-properties style:page-number="auto"/>
      <style:text-properties style:font-name="Courier New" fo:font-family="'Courier New'" style:font-style-name="Standard" style:font-family-generic="modern" style:font-pitch="fixed" style:font-size-asian="10.5pt"/>
    </style:style>
    <style:style style:name="Antragsgrün_20_Quotation" style:display-name="Antragsgrün Quotation" style:family="paragraph" style:parent-style-name="Text_20_body" style:class="text" style:master-page-name="">
      <style:paragraph-properties fo:margin-top="0.7cm" fo:margin-bottom="0.7cm" loext:contextual-spacing="false" style:page-number="auto" fo:padding="0.499cm" fo:border-left="1.25pt solid #cccccc" fo:border-right="none" fo:border-top="none" fo:border-bottom="none" style:shadow="none"/>
    </style:style>
    <style:style style:name="Antragsgrün_20_Quotation_20_LineNumbered" style:display-name="Antragsgrün Quotation LineNumbered" style:family="paragraph" style:parent-style-name="Text_20_body" style:class="text" style:master-page-name="">
      <style:paragraph-properties fo:margin-top="0.7cm" fo:margin-bottom="0.7cm" loext:contextual-spacing="false" style:page-number="auto" fo:padding="0.499cm" fo:border-left="1.25pt solid #cccccc" fo:border-right="none" fo:border-top="none" fo:border-bottom="none" style:shadow="none"/>
      <style:text-properties style:font-name="Courier New" fo:font-family="'Courier New'" style:font-style-name="Standard" style:font-family-generic="modern" style:font-pitch="fixed" style:font-size-asian="10.5pt"/>
    </style:style>
    <style:style style:name="Antragsgrün_20_Standard" style:display-name="Antragsgrün Standard" style:family="paragraph" style:parent-style-name="Text_20_body" style:class="text" style:master-page-name="">
      <style:paragraph-properties style:page-number="auto" text:number-lines="false" text:line-number="0">
        <style:tab-stops/>
      </style:paragraph-properties>
      <style:text-properties style:font-size-asian="10.5pt"/>
    </style:style>
    <style:style style:name="Antragsgrün_20_Header_20_TOP" style:display-name="Antragsgrün Header TOP" style:family="paragraph" style:parent-style-name="Heading" style:next-style-name="Antragsgrün_20_Header_20_Title" style:class="text">
      <style:paragraph-properties fo:margin-top="0.101cm" fo:margin-bottom="0.101cm" loext:contextual-spacing="false" fo:text-align="end" style:justify-single-word="false"/>
      <style:text-properties fo:font-size="12pt" fo:font-weight="bold"/>
    </style:style>
    <style:style style:name="Antragsgrün_20_Header_20_Title" style:display-name="Antragsgrün Header Title" style:family="paragraph" style:parent-style-name="Heading" style:next-style-name="Antragsgrün_20_Header_20_Initiator" style:class="text" style:master-page-name="">
      <loext:graphic-properties draw:fill="none" draw:fill-color="#729fcf"/>
      <style:paragraph-properties fo:margin-top="0.101cm" fo:margin-bottom="0.101cm" loext:contextual-spacing="false" style:page-number="auto" fo:background-color="transparent" style:shadow="none">
        <style:tab-stops/>
      </style:paragraph-properties>
      <style:text-properties fo:font-weight="bold"/>
    </style:style>
    <style:style style:name="Antragsgrün_20_Header_20_Initiator" style:display-name="Antragsgrün Header Initiator" style:family="paragraph" style:parent-style-name="Heading" style:class="text" style:master-page-name="">
      <style:paragraph-properties fo:margin-top="0.101cm" fo:margin-bottom="0.101cm" loext:contextual-spacing="false" style:page-number="auto"/>
      <style:text-properties fo:font-size="12pt"/>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ntragsgrün_20_Fußzeile" style:display-name="Antragsgrün Fußzeile" style:family="paragraph" style:parent-style-name="Standard" style:class="extra">
      <style:paragraph-properties fo:text-align="center" style:justify-single-word="false"/>
    </style:style>
    <style:style style:name="Line_20_numbering" style:display-name="Line numbering"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Antragsgrün_20_Fußzeile"><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5T20:40:55.324848649</meta:creation-date>
    <dc:date>2015-10-30T10:45:37.592820000</dc:date>
    <meta:editing-duration>PT1H31M45S</meta:editing-duration>
    <meta:editing-cycles>24</meta:editing-cycles>
    <meta:generator>LibreOffice/5.0.2.2$MacOSX_X86_64 LibreOffice_project/37b43f919e4de5eeaca9b9755ed688758a8251fe</meta:generator>
    <meta:document-statistic meta:table-count="0" meta:image-count="0" meta:object-count="0" meta:page-count="1" meta:paragraph-count="10" meta:word-count="186" meta:character-count="1328" meta:non-whitespace-character-count="1148"/>
  </office:meta>
</office:document-meta>
</file>